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/>
    <style:font-face style:name="Arial" svg:font-family="Arial" style:font-family-generic="roman" style:font-pitch="variable"/>
    <style:font-face style:name="Roboto Mono" svg:font-family="'Roboto Mono'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Linux Libertine G" svg:font-family="'Linux Libertine G'" style:font-family-generic="system" style:font-pitch="variable"/>
    <style:font-face style:name="Roboto Mono1" svg:font-family="'Roboto Mono'" style:font-family-generic="system" style:font-pitch="variable"/>
  </office:font-face-decls>
  <office:automatic-styles>
    <style:style style:name="Table1" style:family="table">
      <style:table-properties style:width="15.1667in" fo:margin-top="0in" fo:margin-bottom="0in" fo:break-before="auto" fo:break-after="auto" table:align="center"/>
    </style:style>
    <style:style style:name="Table1.A" style:family="table-column">
      <style:table-column-properties style:column-width="1.1444in"/>
    </style:style>
    <style:style style:name="Table1.B" style:family="table-column">
      <style:table-column-properties style:column-width="4.5729in"/>
    </style:style>
    <style:style style:name="Table1.C" style:family="table-column">
      <style:table-column-properties style:column-width="2.4271in"/>
    </style:style>
    <style:style style:name="Table1.D" style:family="table-column">
      <style:table-column-properties style:column-width="3.5111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0694in" fo:border="1pt solid #000000"/>
    </style:style>
    <style:style style:name="P1" style:family="paragraph" style:parent-style-name="Standard">
      <style:paragraph-properties fo:line-height="100%" fo:orphans="0" fo:widows="0"/>
    </style:style>
    <style:style style:name="P2" style:family="paragraph" style:parent-style-name="Standard">
      <style:paragraph-properties fo:line-height="100%" fo:orphans="0" fo:widows="0"/>
      <style:text-properties fo:color="#e6edf3" fo:font-size="12pt" style:font-size-asian="12pt" style:font-size-complex="12pt"/>
    </style:style>
    <style:style style:name="P3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4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color="#1c1e21" fo:font-size="11.5pt" style:font-size-asian="11.5pt" style:font-size-complex="11.5pt"/>
    </style:style>
    <style:style style:name="P5" style:family="paragraph" style:parent-style-name="Standard" style:list-style-name="WWNum10">
      <style:paragraph-properties fo:margin-left="0.5in" fo:margin-right="0in" fo:line-height="100%" fo:orphans="0" fo:widows="0" fo:text-indent="-0.25in" style:auto-text-indent="false"/>
    </style:style>
    <style:style style:name="P6" style:family="paragraph" style:parent-style-name="Standard" style:list-style-name="WWNum7">
      <style:paragraph-properties fo:margin-left="0.5in" fo:margin-right="0in" fo:text-indent="-0.25in" style:auto-text-indent="false"/>
    </style:style>
    <style:style style:name="P7" style:family="paragraph" style:parent-style-name="Standard" style:list-style-name="WWNum3">
      <style:paragraph-properties fo:margin-left="0.5in" fo:margin-right="0in" fo:text-indent="-0.25in" style:auto-text-indent="false"/>
    </style:style>
    <style:style style:name="P8" style:family="paragraph" style:parent-style-name="Standard" style:list-style-name="WWNum5">
      <style:paragraph-properties fo:margin-left="0.5in" fo:margin-right="0in" fo:text-indent="-0.25in" style:auto-text-indent="false"/>
    </style:style>
    <style:style style:name="P9" style:family="paragraph" style:parent-style-name="Standard" style:list-style-name="WWNum9">
      <style:paragraph-properties fo:margin-left="0.5in" fo:margin-right="0in" fo:text-indent="-0.25in" style:auto-text-indent="false"/>
    </style:style>
    <style:style style:name="P10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11" style:family="paragraph" style:parent-style-name="Standard" style:list-style-name="WWNum4">
      <style:paragraph-properties fo:margin-left="0.5in" fo:margin-right="0in" fo:text-indent="-0.25in" style:auto-text-indent="false"/>
    </style:style>
    <style:style style:name="P12" style:family="paragraph" style:parent-style-name="Standard" style:list-style-name="WWNum15">
      <style:paragraph-properties fo:margin-left="0.5in" fo:margin-right="0in" fo:text-indent="-0.25in" style:auto-text-indent="false"/>
    </style:style>
    <style:style style:name="P13" style:family="paragraph" style:parent-style-name="Standard" style:list-style-name="WWNum16">
      <style:paragraph-properties fo:margin-left="0.5in" fo:margin-right="0in" fo:text-indent="-0.25in" style:auto-text-indent="false"/>
    </style:style>
    <style:style style:name="P14" style:family="paragraph" style:parent-style-name="Standard" style:list-style-name="WWNum8">
      <style:paragraph-properties fo:margin-left="0.5in" fo:margin-right="0in" fo:text-indent="-0.25in" style:auto-text-indent="false"/>
    </style:style>
    <style:style style:name="P15" style:family="paragraph" style:parent-style-name="Standard" style:list-style-name="WWNum13">
      <style:paragraph-properties fo:margin-left="0.5in" fo:margin-right="0in" fo:text-indent="-0.25in" style:auto-text-indent="false"/>
    </style:style>
    <style:style style:name="P16" style:family="paragraph" style:parent-style-name="Standard" style:list-style-name="WWNum14">
      <style:paragraph-properties fo:margin-left="0.5in" fo:margin-right="0in" fo:text-indent="-0.25in" style:auto-text-indent="false"/>
    </style:style>
    <style:style style:name="P17" style:family="paragraph" style:parent-style-name="Standard" style:list-style-name="WWNum6">
      <style:paragraph-properties fo:margin-left="0.5in" fo:margin-right="0in" fo:text-indent="-0.25in" style:auto-text-indent="false"/>
    </style:style>
    <style:style style:name="P18" style:family="paragraph" style:parent-style-name="Standard" style:list-style-name="WWNum2">
      <style:paragraph-properties fo:margin-left="0.5in" fo:margin-right="0in" fo:text-indent="-0.25in" style:auto-text-indent="false"/>
    </style:style>
    <style:style style:name="P19" style:family="paragraph" style:parent-style-name="Standard" style:list-style-name="WWNum12">
      <style:paragraph-properties fo:margin-left="0.5in" fo:margin-right="0in" fo:margin-top="0in" fo:margin-bottom="0in" loext:contextual-spacing="false" fo:text-indent="-0.25in" style:auto-text-indent="false"/>
    </style:style>
    <style:style style:name="P20" style:family="paragraph" style:parent-style-name="Standard" style:list-style-name="WWNum12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21" style:family="paragraph" style:parent-style-name="Standard" style:list-style-name="WWNum12">
      <style:paragraph-properties fo:margin-left="0.5in" fo:margin-right="0in" fo:margin-top="0in" fo:margin-bottom="0.0138in" loext:contextual-spacing="false" fo:line-height="100%" fo:text-indent="-0.25in" style:auto-text-indent="false"/>
    </style:style>
    <style:style style:name="P22" style:family="paragraph" style:parent-style-name="Standard">
      <style:paragraph-properties fo:margin-left="0.25in" fo:margin-right="0in" fo:line-height="100%" fo:orphans="0" fo:widows="0" fo:text-indent="0in" style:auto-text-indent="false"/>
    </style:style>
    <style:style style:name="P23" style:family="paragraph" style:parent-style-name="Standard">
      <style:paragraph-properties fo:margin-left="0in" fo:margin-right="0in" fo:text-indent="0in" style:auto-text-indent="false"/>
    </style:style>
    <style:style style:name="P24" style:family="paragraph" style:parent-style-name="Heading_20_3" style:list-style-name="WWNum11">
      <style:paragraph-properties fo:margin-left="0.5in" fo:margin-right="0in" fo:margin-top="0.222in" fo:margin-bottom="0in" loext:contextual-spacing="false" fo:text-indent="-0.25in" style:auto-text-indent="false"/>
    </style:style>
    <style:style style:name="P25" style:family="paragraph" style:parent-style-name="Heading_20_3" style:list-style-name="WWNum11">
      <style:paragraph-properties fo:margin-left="0.5in" fo:margin-right="0in" fo:margin-top="0in" fo:margin-bottom="0in" loext:contextual-spacing="false" fo:text-indent="-0.25in" style:auto-text-indent="false"/>
    </style:style>
    <style:style style:name="P26" style:family="paragraph" style:parent-style-name="Heading_20_3">
      <style:paragraph-properties fo:margin-top="0.0417in" fo:margin-bottom="0.0138in" loext:contextual-spacing="false" fo:line-height="100%"/>
    </style:style>
    <style:style style:name="P27" style:family="paragraph" style:parent-style-name="Title" style:master-page-name="Standard">
      <style:paragraph-properties style:page-number="1"/>
    </style:style>
    <style:style style:name="T1" style:family="text">
      <style:text-properties fo:color="#188038" style:font-name="Roboto Mono" style:font-name-asian="Roboto Mono1" style:font-name-complex="Roboto Mono1"/>
    </style:style>
    <style:style style:name="T2" style:family="text">
      <style:text-properties fo:color="#1155cc" style:text-underline-style="solid" style:text-underline-width="auto" style:text-underline-color="font-color"/>
    </style:style>
    <style:style style:name="T3" style:family="text">
      <style:text-properties fo:color="#1155cc" fo:font-size="12pt" style:text-underline-style="solid" style:text-underline-width="auto" style:text-underline-color="font-color" style:font-size-asian="12pt" style:font-size-complex="12pt" fo:background-color="#ffffff"/>
    </style:style>
    <style:style style:name="T4" style:family="text">
      <style:text-properties fo:color="#212529" fo:font-size="12pt" style:font-size-asian="12pt" style:font-size-complex="12pt" fo:background-color="#ffffff"/>
    </style:style>
    <style:style style:name="T5" style:family="text">
      <style:text-properties style:text-underline-style="none"/>
    </style:style>
    <style:style style:name="T6" style:family="text">
      <style:text-properties fo:color="#1c1e21" fo:font-size="11.5pt" style:font-size-asian="11.5pt" style:font-size-complex="11.5pt"/>
    </style:style>
    <style:style style:name="T7" style:family="text">
      <style:text-properties fo:color="#222222" fo:font-size="10.5pt" style:font-size-asian="10.5pt" style:font-size-complex="10.5pt"/>
    </style:style>
    <style:style style:name="T8" style:family="text">
      <style:text-properties fo:color="#222222" fo:font-size="10.5pt" style:text-underline-style="none" style:font-size-asian="10.5pt" style:font-size-complex="10.5pt"/>
    </style:style>
    <style:style style:name="T9" style:family="text">
      <style:text-properties fo:color="#222222" fo:font-size="10.5pt" fo:font-style="italic" style:font-size-asian="10.5pt" style:font-style-asian="italic" style:font-size-complex="10.5pt"/>
    </style:style>
    <style:style style:name="T10" style:family="text">
      <style:text-properties fo:color="#663366" fo:font-size="10.5pt" style:font-size-asian="10.5pt" style:font-size-complex="10.5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><text:bookmark text:name="_33injhgf6h98"/>Other chain addresses and wallets</text:p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 table:number-columns-repeated="2"/>
        <table:table-row table:style-name="Table1.1">
          <table:table-cell table:style-name="Table1.A1" office:value-type="string">
            <text:p text:style-name="P3">Chain</text:p>
          </table:table-cell>
          <table:table-cell table:style-name="Table1.A1" office:value-type="string">
            <text:p text:style-name="P3">Address encoding</text:p>
          </table:table-cell>
          <table:table-cell table:style-name="Table1.A1" office:value-type="string">
            <text:p text:style-name="P3">cryptography</text:p>
          </table:table-cell>
          <table:table-cell table:style-name="Table1.A1" office:value-type="string">
            <text:p text:style-name="P3">HD wallet approach</text:p>
          </table:table-cell>
          <table:table-cell table:style-name="Table1.A1" office:value-type="string">
            <text:p text:style-name="P3">More</text:p>
          </table:table-cell>
        </table:table-row>
        <table:table-row table:style-name="Table1.1">
          <table:table-cell table:style-name="Table1.A1" office:value-type="string">
            <text:p text:style-name="P3">Cardano</text:p>
          </table:table-cell>
          <table:table-cell table:style-name="Table1.A1" office:value-type="string">
            <text:p text:style-name="P3">Bech32<text:line-break/>concatenation of coin address and rewards address</text:p>
            <text:p text:style-name="P3">a single address is a hash of public key<text:line-break/><text:span text:style-name="T1">_test</text:span> suffixes added to h.r.p. for testnet addresses;<text:line-break/>prefixes specified in <text:a xlink:type="simple" xlink:href="https://cips.cardano.org/cip/CIP-0005" text:style-name="ListLabel_20_145" text:visited-style-name="ListLabel_20_145"><text:span text:style-name="T2">https://cips.cardano.org/cip/CIP-0005</text:span></text:a></text:p>
          </table:table-cell>
          <table:table-cell table:style-name="Table1.A1" office:value-type="string">
            <text:p text:style-name="P3">Ed25519 (EdDSA?) + blake2b</text:p>
          </table:table-cell>
          <table:table-cell table:style-name="Table1.A1" office:value-type="string">
            <text:p text:style-name="P3"><text:a xlink:type="simple" xlink:href="https://github.com/input-output-hk/adrestia/raw/bdf00e4e7791d610d273d227be877bc6dd0dbcfb/user-guide/static/Ed25519_BIP.pdf" text:style-name="ListLabel_20_145" text:visited-style-name="ListLabel_20_145"><text:span text:style-name="T2">ED25519-BIP32</text:span></text:a>, a variant of BIP-32 adjusted to work securely with Ed25519 keys</text:p>
            <text:p text:style-name="P3"/>
            <text:p text:style-name="P3">Note - <text:a xlink:type="simple" xlink:href="https://github.com/satoshilabs/slips/blob/master/slip-0023.md" text:style-name="ListLabel_20_145" text:visited-style-name="ListLabel_20_145"><text:span text:style-name="T2">https://github.com/satoshilabs/slips/blob/master/slip-0023.md</text:span></text:a> indicates that very early in the process a domain-separated master key is generated</text:p>
          </table:table-cell>
          <table:table-cell table:style-name="Table1.A1" office:value-type="string">
            <text:p text:style-name="P3">Malleability protection implemented through wallet warning users</text:p>
          </table:table-cell>
        </table:table-row>
        <table:table-row table:style-name="Table1.1">
          <table:table-cell table:style-name="Table1.A1" office:value-type="string">
            <text:p text:style-name="P3">Bitcoin</text:p>
          </table:table-cell>
          <table:table-cell table:style-name="Table1.A1" office:value-type="string">
            <text:p text:style-name="P3">Base58Check / Bech32 / Bech32m</text:p>
            <text:p text:style-name="P3">address is a hash of public key to prevent private key calculation on quantum computer</text:p>
          </table:table-cell>
          <table:table-cell table:style-name="Table1.A1" office:value-type="string">
            <text:p text:style-name="P3">Secp256k1 (ECDSA) <text:s/>+ SHA-256 + RIPEMD-160, since taproot it’s Schnorr</text:p>
          </table:table-cell>
          <table:table-cell table:style-name="Table1.A1" office:value-type="string">
            <text:p text:style-name="P3">BIP-32</text:p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3">Ethereum</text:p>
          </table:table-cell>
          <table:table-cell table:style-name="Table1.A1" office:value-type="string">
            <text:p text:style-name="P3">Hex, last 20 bytes of keccak-256(pub_key)<text:line-break/>Possible use of a “capitalized checksum”: <text:a xlink:type="simple" xlink:href="https://eips.ethereum.org/EIPS/eip-55" text:style-name="ListLabel_20_145" text:visited-style-name="ListLabel_20_145"><text:span text:style-name="T2">https://eips.ethereum.org/EIPS/eip-55</text:span></text:a></text:p>
          </table:table-cell>
          <table:table-cell table:style-name="Table1.A1" office:value-type="string">
            <text:p text:style-name="P3">Secp256k1 (ECDSA) + Keccak-256</text:p>
          </table:table-cell>
          <table:table-cell table:style-name="Table1.A1" office:value-type="string">
            <text:p text:style-name="P3">BIP-32</text:p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3">Solana</text:p>
          </table:table-cell>
          <table:table-cell table:style-name="Table1.A1" office:value-type="string">
            <text:p text:style-name="P3">Base58 of public key</text:p>
          </table:table-cell>
          <table:table-cell table:style-name="Table1.A1" office:value-type="string">
            <text:p text:style-name="P3">Ed25519 + Keccak-256?</text:p>
          </table:table-cell>
          <table:table-cell table:style-name="Table1.A1" office:value-type="string">
            <text:p text:style-name="P3">Not known,<text:line-break/><text:a xlink:type="simple" xlink:href="https://github.com/satoshilabs/slips/blob/master/slip-0010.md" text:style-name="ListLabel_20_145" text:visited-style-name="ListLabel_20_145"><text:span text:style-name="T2">https://github.com/satoshilabs/slips/blob/master/slip-0010.md</text:span></text:a> indicates early domain-separated master key should generated from the seed and only private keys should be generated in the hierarchy</text:p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3">Polkadot</text:p>
          </table:table-cell>
          <table:table-cell table:style-name="Table1.A1" office:value-type="string">
            <text:p text:style-name="P3"><text:span text:style-name="T4">SS58</text:span></text:p>
          </table:table-cell>
          <table:table-cell table:style-name="Table1.A1" office:value-type="string">
            <text:p text:style-name="P3">Sr25519 (shnorr + ristretto over Curve25519) + Blake2b</text:p>
          </table:table-cell>
          <table:table-cell table:style-name="Table1.A1" office:value-type="string">
            <text:list xml:id="list1117380874" text:style-name="WWNum10">
              <text:list-item>
                <text:p text:style-name="P5">mostly <text:a xlink:type="simple" xlink:href="https://github.com/input-output-hk/adrestia/raw/bdf00e4e7791d610d273d227be877bc6dd0dbcfb/user-guide/static/Ed25519_BIP.pdf" text:style-name="ListLabel_20_145" text:visited-style-name="ListLabel_20_145"><text:span text:style-name="T2">ED25519-BIP32</text:span></text:a>, a variant of BIP-32 adjusted to work securely with Ed25519 keys</text:p>
              </text:list-item>
              <text:list-item>
                <text:p text:style-name="P5">Regular BIP-32 seems to be used too</text:p>
              </text:list-item>
              <text:list-item>
                <text:p text:style-name="P5">User-defined paths <text:a xlink:type="simple" xlink:href="https://wiki.polkadot.network/docs/learn-account-advanced#soft-and-hard-derivation" text:style-name="ListLabel_20_145" text:visited-style-name="ListLabel_20_145"><text:span text:style-name="T2">https://wiki.polkadot.network/docs/learn-account-advanced#soft-and-hard-derivation</text:span></text:a></text:p>
              </text:list-item>
            </text:list>
          </table:table-cell>
          <table:table-cell table:style-name="Table1.A1" office:value-type="string">
            <text:p text:style-name="P1">There is a nice page summarising it: <text:a xlink:type="simple" xlink:href="https://wiki.polkadot.network/docs/learn-cryptography" text:style-name="ListLabel_20_145" text:visited-style-name="ListLabel_20_145"><text:span text:style-name="T2">https://wiki.polkadot.network/docs/learn-cryptography</text:span></text:a></text:p>
          </table:table-cell>
        </table:table-row>
        <table:table-row table:style-name="Table1.1">
          <table:table-cell table:style-name="Table1.A1" office:value-type="string">
            <text:p text:style-name="P3">Zcash</text:p>
          </table:table-cell>
          <table:table-cell table:style-name="Table1.A1" office:value-type="string">
            <text:p text:style-name="P3"><text:span text:style-name="T4">Adjusted Bech32m (</text:span><text:a xlink:type="simple" xlink:href="https://zips.z.cash/zip-0173" text:style-name="ListLabel_20_146" text:visited-style-name="ListLabel_20_146"><text:span text:style-name="T3">https://zips.z.cash/zip-0173</text:span></text:a><text:span text:style-name="T4">), earlier Base58Check too as transport</text:span></text:p>
            <text:p text:style-name="P3"><text:span text:style-name="T4">Underlying datatype is Unified Address, which can encode multiple addresses inside (</text:span><text:a xlink:type="simple" xlink:href="https://zips.z.cash/zip-0316" text:style-name="ListLabel_20_146" text:visited-style-name="ListLabel_20_146"><text:span text:style-name="T3">https://zips.z.cash/zip-0316</text:span></text:a><text:span text:style-name="T4">)</text:span></text:p>
            <text:p text:style-name="P3"><text:span text:style-name="T4">Exact addresses inside are raw P2PKH or diversified addresses</text:span></text:p>
          </table:table-cell>
          <table:table-cell table:style-name="Table1.A1" office:value-type="string">
            <text:p text:style-name="P3">Groth / Halo + SHA / Blake2b</text:p>
          </table:table-cell>
          <table:table-cell table:style-name="Table1.A1" office:value-type="string">
            <text:p text:style-name="P22">ZIP-32 (<text:a xlink:type="simple" xlink:href="https://zips.z.cash/zip-0032" text:style-name="ListLabel_20_145" text:visited-style-name="ListLabel_20_145"><text:span text:style-name="T2">https://zips.z.cash/zip-0032</text:span></text:a>)</text:p>
          </table:table-cell>
          <table:table-cell table:style-name="Table1.A1" office:value-type="string">
            <text:p text:style-name="P1">Unified addresses have malleability protection in the form of jumbling with Feistel cipher</text:p>
          </table:table-cell>
        </table:table-row>
        <table:table-row table:style-name="Table1.1">
          <table:table-cell table:style-name="Table1.A1" office:value-type="string">
            <text:p text:style-name="P3">Monero</text:p>
          </table:table-cell>
          <table:table-cell table:style-name="Table1.A1" office:value-type="string">
            <text:p text:style-name="P3"><text:span text:style-name="T4">Base58 concatenation of spend and viewing keys + four bytes of keccak256 of whole as a checksum</text:span></text:p>
          </table:table-cell>
          <table:table-cell table:style-name="Table1.A1" office:value-type="string">
            <text:p text:style-name="P3">Ed25519, EdDSA and ring signatures</text:p>
          </table:table-cell>
          <table:table-cell table:style-name="Table1.A1" office:value-type="string">
            <text:p text:style-name="P22"/>
          </table:table-cell>
          <table:table-cell table:style-name="Table1.A1" office:value-type="string">
            <text:p text:style-name="P1"/>
          </table:table-cell>
        </table:table-row>
        <table:table-row table:style-name="Table1.1">
          <table:table-cell table:style-name="Table1.A1" office:value-type="string">
            <text:p text:style-name="P3">Mina</text:p>
          </table:table-cell>
          <table:table-cell table:style-name="Table1.A1" office:value-type="string">
            <text:p text:style-name="P3"><text:span text:style-name="T4">Base58 of compressed public key</text:span></text:p>
          </table:table-cell>
          <table:table-cell table:style-name="Table1.A1" office:value-type="string">
            <text:p text:style-name="P3">Schnorr on Vesta / private key is an element of scalar field of inner curve / public key element of inner curve - scalar multiplication of private key <text:line-break/></text:p>
          </table:table-cell>
          <table:table-cell table:style-name="Table1.A1" office:value-type="string">
            <text:p text:style-name="P22"/>
          </table:table-cell>
          <table:table-cell table:style-name="Table1.A1" office:value-type="string">
            <text:p text:style-name="P1">Overall lack of details?</text:p>
          </table:table-cell>
        </table:table-row>
        <table:table-row table:style-name="Table1.1">
          <table:table-cell table:style-name="Table1.A1" office:value-type="string">
            <text:p text:style-name="P3">Avalanche</text:p>
          </table:table-cell>
          <table:table-cell table:style-name="Table1.A1" office:value-type="string">
            <text:p text:style-name="P3"><text:span text:style-name="T4">Bech32 encoded 20 bytes of a hash of public key</text:span></text:p>
          </table:table-cell>
          <table:table-cell table:style-name="Table1.A1" office:value-type="string">
            <text:p text:style-name="P3">Keccak256 + Secp256k1</text:p>
          </table:table-cell>
          <table:table-cell table:style-name="Table1.A1" office:value-type="string">
            <text:p text:style-name="P22"/>
          </table:table-cell>
          <table:table-cell table:style-name="Table1.A1" office:value-type="string">
            <text:p text:style-name="P1"/>
          </table:table-cell>
        </table:table-row>
        <table:table-row table:style-name="Table1.1">
          <table:table-cell table:style-name="Table1.A1" office:value-type="string">
            <text:p text:style-name="P3">Sui</text:p>
          </table:table-cell>
          <table:table-cell table:style-name="Table1.A1" office:value-type="string">
            <text:p text:style-name="P3"><text:span text:style-name="T4">Unknown formatting (likely hex or base64 seeing tests) of a hash of sig scheme and public key</text:span></text:p>
          </table:table-cell>
          <table:table-cell table:style-name="Table1.A1" office:value-type="string">
            <text:p text:style-name="P3"><text:span text:style-name="T6">Ed25519, ECDSA Secp256k1, ECDSA Secp256r1</text:span></text:p>
          </table:table-cell>
          <table:table-cell table:style-name="Table1.A1" office:value-type="string">
            <text:p text:style-name="P22">SLIP-0010 for EdDSA / BIP-32 for secp</text:p>
          </table:table-cell>
          <table:table-cell table:style-name="Table1.A1" office:value-type="string">
            <text:p text:style-name="P1"/>
          </table:table-cell>
        </table:table-row>
        <table:table-row table:style-name="Table1.1">
          <table:table-cell table:style-name="Table1.A1" office:value-type="string">
            <text:p text:style-name="P3">Aleo</text:p>
          </table:table-cell>
          <table:table-cell table:style-name="Table1.A1" office:value-type="string">
            <text:p text:style-name="P3"><text:span text:style-name="T4">Base58 with prefix of a public key (</text:span>view_key * G<text:span text:style-name="T4">) / Bech32 seems to be used too</text:span></text:p>
          </table:table-cell>
          <table:table-cell table:style-name="Table1.A1" office:value-type="string">
            <text:p text:style-name="P3"><text:span text:style-name="T6">Poseidon +</text:span> Edwards BLS12 / BLS12-377</text:p>
            <text:p text:style-name="P2"/>
            <text:p text:style-name="P4"/>
          </table:table-cell>
          <table:table-cell table:style-name="Table1.A1" office:value-type="string">
            <text:p text:style-name="P22">No official guidelines besides promised compatibility with industry standards</text:p>
          </table:table-cell>
          <table:table-cell table:style-name="Table1.A1" office:value-type="string">
            <text:p text:style-name="P1"><text:a xlink:type="simple" xlink:href="https://github.com/AleoNet/snarkVM/blob/mainnet-staging/curves/README.md" text:style-name="ListLabel_20_145" text:visited-style-name="ListLabel_20_145"><text:span text:style-name="T2">https://github.com/AleoNet/snarkVM/blob/mainnet-staging/curves/README.md</text:span></text:a></text:p>
          </table:table-cell>
        </table:table-row>
      </table:table>
      <text:p text:style-name="Heading_20_1"><text:bookmark text:name="_72sp7e314a6x"/>Address encodings</text:p>
      <text:p text:style-name="Heading_20_2"><text:bookmark text:name="_g87zi5o3ph0d"/>SS58</text:p>
      <text:p text:style-name="Standard">Small modification of Base58Check, which has a prefix pointing to the network address is used for. <text:a xlink:type="simple" xlink:href="https://wiki.polkadot.network/docs/learn-account-advanced" text:style-name="ListLabel_20_145" text:visited-style-name="ListLabel_20_145"><text:span text:style-name="T2">https://wiki.polkadot.network/docs/learn-account-advanced</text:span></text:a></text:p>
      <text:p text:style-name="Standard"/>
      <text:p text:style-name="Heading_20_2"><text:bookmark text:name="_f6m52dgylatj"/>Base58Check</text:p>
      <text:p text:style-name="Standard">Base58 with checksum;</text:p>
      <text:p text:style-name="Heading_20_3"><text:bookmark text:name="_w1i1p5h2te33"/><text:soft-page-break/>Pros</text:p>
      <text:list xml:id="list4060274219" text:style-name="WWNum11">
        <text:list-item>
          <text:p text:style-name="P24"><text:bookmark text:name="_vwac9rubtemh"/><text:span text:style-name="T7">A set of 58 alphanumeric symbols consisting of easily distinguished uppercase and lowercase letters (0OIl are not used)</text:span></text:p>
        </text:list-item>
        <text:list-item>
          <text:p text:style-name="P25"><text:bookmark text:name="_bofkv11ffdp9"/><text:span text:style-name="T7">Four bytes (32 bits) of SHA256-based error checking code. This code can be used to automatically detect and possibly correct typographical errors.</text:span></text:p>
        </text:list-item>
      </text:list>
      <text:list xml:id="list4224594078" text:style-name="WWNum7">
        <text:list-item>
          <text:p text:style-name="P6">​​A string with non-alphanumeric characters is not as easily accepted as an account number.</text:p>
        </text:list-item>
        <text:list-item>
          <text:p text:style-name="P6">Doubleclicking selects the whole number as one word if it's all alphanumeric.</text:p>
        </text:list-item>
      </text:list>
      <text:p text:style-name="P26"><text:bookmark text:name="_1e2bnkjpvomh"/>Cons</text:p>
      <text:list xml:id="list4161889953" text:style-name="WWNum12">
        <text:list-item>
          <text:p text:style-name="P19">No human-readable indicator of kind of credential</text:p>
        </text:list-item>
        <text:list-item>
          <text:p text:style-name="P20"><text:span text:style-name="T7">Base58 needs a lot of space in QR codes, as it cannot use the </text:span><text:span text:style-name="T9">alphanumeric mode</text:span><text:span text:style-name="T7">.</text:span></text:p>
        </text:list-item>
        <text:list-item>
          <text:p text:style-name="P20"><text:span text:style-name="T7">The mixed case in base58 makes it inconvenient to reliably write down, type on mobile keyboards, or read out loud.</text:span></text:p>
        </text:list-item>
        <text:list-item>
          <text:p text:style-name="P20"><text:span text:style-name="T7">The double SHA256 checksum is slow and has no error-detection guarantees.</text:span></text:p>
        </text:list-item>
        <text:list-item>
          <text:p text:style-name="P20"><text:span text:style-name="T7">Most of the research on error-detecting codes only applies to character-set sizes that are a </text:span><text:a xlink:type="simple" xlink:href="https://en.wikipedia.org/wiki/Prime_power" text:style-name="ListLabel_20_147" text:visited-style-name="ListLabel_20_147"><text:span text:style-name="T10">prime power</text:span></text:a><text:span text:style-name="T7">, which 58 is not.</text:span></text:p>
        </text:list-item>
        <text:list-item>
          <text:p text:style-name="P21"><text:span text:style-name="T7">Base58 decoding is complicated and relatively slow.</text:span></text:p>
        </text:list-item>
      </text:list>
      <text:p text:style-name="Heading_20_2"><text:bookmark text:name="_3y9plwfe9v5m"/>Bech32</text:p>
      <text:p text:style-name="Standard">Base-32 based encoding, with human readable part, clear separator and checksum, defined in <text:a xlink:type="simple" xlink:href="https://en.bitcoin.it/wiki/BIP_0173" text:style-name="ListLabel_20_145" text:visited-style-name="ListLabel_20_145"><text:span text:style-name="T2">https://en.bitcoin.it/wiki/BIP_0173</text:span></text:a>; Often adapted to other chain’s needs, like <text:a xlink:type="simple" xlink:href="https://zips.z.cash/zip-0173" text:style-name="ListLabel_20_145" text:visited-style-name="ListLabel_20_145"><text:span text:style-name="T2">https://zips.z.cash/zip-0173</text:span></text:a></text:p>
      <text:p text:style-name="Heading_20_3"><text:bookmark text:name="_aw9qx9dulhei"/>Pros</text:p>
      <text:list xml:id="list1106967466" text:style-name="WWNum3">
        <text:list-item>
          <text:p text:style-name="P7">Checksummed</text:p>
        </text:list-item>
        <text:list-item>
          <text:p text:style-name="P7">Contains human–readable part</text:p>
        </text:list-item>
        <text:list-item>
          <text:p text:style-name="P7">Popular - there are many existing implementations</text:p>
        </text:list-item>
        <text:list-item>
          <text:p text:style-name="P7">Used in Cardano - familiar to Cardano users</text:p>
        </text:list-item>
      </text:list>
      <text:p text:style-name="Heading_20_3"><text:bookmark text:name="_a74hf9pto50f"/>Cons</text:p>
      <text:list xml:id="list3687041343" text:style-name="WWNum5">
        <text:list-item>
          <text:p text:style-name="P8"><text:a xlink:type="simple" xlink:href="https://github.com/sipa/bech32/issues/51" text:style-name="ListLabel_20_145" text:visited-style-name="ListLabel_20_145"><text:span text:style-name="T2">https://github.com/sipa/bech32/issues/51</text:span></text:a> - found during property-based testing by IO, led to definition of bech32m, which improves checksum</text:p>
        </text:list-item>
        <text:list-item>
          <text:p text:style-name="P8"><text:soft-page-break/>Requires explicit content length check because of the above</text:p>
        </text:list-item>
      </text:list>
      <text:p text:style-name="Standard"/>
      <text:p text:style-name="Heading_20_2"><text:bookmark text:name="_5f0fo12srnx6"/>Bech32m</text:p>
      <text:p text:style-name="Standard">Successor of Bech32, with improved checksum to mitigate <text:a xlink:type="simple" xlink:href="https://github.com/sipa/bech32/issues/51" text:style-name="ListLabel_20_145" text:visited-style-name="ListLabel_20_145"><text:span text:style-name="T2">https://github.com/sipa/bech32/issues/51</text:span></text:a>, defined in <text:a xlink:type="simple" xlink:href="https://en.bitcoin.it/wiki/BIP_0350" text:style-name="ListLabel_20_145" text:visited-style-name="ListLabel_20_145"><text:span text:style-name="T2">https://en.bitcoin.it/wiki/BIP_0350</text:span></text:a></text:p>
      <text:p text:style-name="Heading_20_3"><text:bookmark text:name="_2ksksmf1c6jo"/>Pros</text:p>
      <text:p text:style-name="P23">Same as for Bech32</text:p>
      <text:p text:style-name="P23"/>
      <text:list xml:id="list3262922844" text:style-name="WWNum9">
        <text:list-item>
          <text:p text:style-name="P9">No insertion flaw as in original Bech32</text:p>
        </text:list-item>
        <text:list-item>
          <text:p text:style-name="P9">Used by Bitcoin in newer addresses (since taproot upgrade)</text:p>
        </text:list-item>
        <text:list-item>
          <text:p text:style-name="P9">Widely adopted</text:p>
        </text:list-item>
      </text:list>
      <text:p text:style-name="Heading_20_3"><text:bookmark text:name="_k1v6i5edwzg8"/>Cons</text:p>
      <text:list xml:id="list2919427772" text:style-name="WWNum1">
        <text:list-item>
          <text:p text:style-name="P10">It is a slightly different algorithm than used in Cardano after all</text:p>
        </text:list-item>
      </text:list>
      <text:p text:style-name="Heading_20_1"><text:bookmark text:name="_eqj192efcbri"/>HD wallet approaches</text:p>
      <text:p text:style-name="Heading_20_2"><text:bookmark text:name="_44b9u884s6re"/>BIP-32</text:p>
      <text:p text:style-name="Heading_20_3"><text:bookmark text:name="_98s7cloe8m57"/>Pros</text:p>
      <text:list xml:id="list2131375810" text:style-name="WWNum4">
        <text:list-item>
          <text:p text:style-name="P11">Most widely used</text:p>
        </text:list-item>
        <text:list-item>
          <text:p text:style-name="P11">Is the oldest standard in use - many errors are fixed and secure implementations should be easy to find</text:p>
        </text:list-item>
      </text:list>
      <text:p text:style-name="Heading_20_3"><text:bookmark text:name="_hc2qwvgh6ji"/>Cons</text:p>
      <text:list xml:id="list3612706369" text:style-name="WWNum15">
        <text:list-item>
          <text:p text:style-name="P12">Tied to secp256k1 curve and ECDSA algorithm to use all capabilities</text:p>
        </text:list-item>
      </text:list>
      <text:p text:style-name="Heading_20_2"><text:bookmark text:name="_r86b5iy81ont"/>ED235519-BIP32</text:p>
      <text:p text:style-name="Heading_20_3"><text:bookmark text:name="_q9iqrst9ka1x"/>Pros</text:p>
      <text:list xml:id="list3683703245" text:style-name="WWNum16">
        <text:list-item>
          <text:p text:style-name="P13"><text:soft-page-break/>Used in Cardano</text:p>
        </text:list-item>
        <text:list-item>
          <text:p text:style-name="P13">Retains the possibility of deriving public keys out of public keys</text:p>
        </text:list-item>
      </text:list>
      <text:p text:style-name="Heading_20_3"><text:bookmark text:name="_dyy63pmxg7q6"/>Cons</text:p>
      <text:list xml:id="list875566393" text:style-name="WWNum8">
        <text:list-item>
          <text:p text:style-name="P14">It seems to be vulnerable if used improperly: <text:a xlink:type="simple" xlink:href="https://web.archive.org/web/20210513183118/https://forum.w3f.community/t/key-recovery-attack-on-bip32-ed25519/44" text:style-name="ListLabel_20_145" text:visited-style-name="ListLabel_20_145"><text:span text:style-name="T2">https://web.archive.org/web/20210513183118/https://forum.w3f.community/t/key-recovery-attack-on-bip32-ed25519/44</text:span></text:a></text:p>
        </text:list-item>
      </text:list>
      <text:p text:style-name="Heading_20_2"><text:bookmark text:name="_8xwa2c6p0mtw"/>SLIP-0010 (BIP-32 + early domain separation for different curves)</text:p>
      <text:p text:style-name="Heading_20_3"><text:bookmark text:name="_c3ewtk8w4ah7"/>Pros</text:p>
      <text:list xml:id="list1428393974" text:style-name="WWNum13">
        <text:list-item>
          <text:p text:style-name="P15">Simple</text:p>
        </text:list-item>
        <text:list-item>
          <text:p text:style-name="P15">Can be adapted to use with any curve</text:p>
        </text:list-item>
      </text:list>
      <text:p text:style-name="Heading_20_3"><text:bookmark text:name="_pwooxzwivkvx"/>Cons</text:p>
      <text:list xml:id="list207351977" text:style-name="WWNum14">
        <text:list-item>
          <text:p text:style-name="P16">Is limited to generating private keys only (which should be fine in most cases anyways)</text:p>
        </text:list-item>
      </text:list>
      <text:p text:style-name="Standard"/>
      <text:p text:style-name="Heading_20_2"><text:bookmark text:name="_wh2spqgln7la"/>ZIP-32</text:p>
      <text:p text:style-name="Heading_20_3"><text:bookmark text:name="_wzv2ykf3vkop"/>Pros</text:p>
      <text:list xml:id="list874282738" text:style-name="WWNum6">
        <text:list-item>
          <text:p text:style-name="P17">Retains majority of compatibility with BIP-32 while using Zcash primitives</text:p>
        </text:list-item>
      </text:list>
      <text:p text:style-name="Heading_20_3"><text:bookmark text:name="_i8gcoraqipei"/>Cons</text:p>
      <text:list xml:id="list2062454971" text:style-name="WWNum2">
        <text:list-item>
          <text:p text:style-name="P18">Zcash specific, though mechanics present are likely adaptable to other needs if needed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/>
    <style:font-face style:name="Arial" svg:font-family="Arial" style:font-family-generic="roman" style:font-pitch="variable"/>
    <style:font-face style:name="Roboto Mono" svg:font-family="'Roboto Mono'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Linux Libertine G" svg:font-family="'Linux Libertine G'" style:font-family-generic="system" style:font-pitch="variable"/>
    <style:font-face style:name="Roboto Mono1" svg:font-family="'Roboto Mono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2" style:font-size-asian="11pt" style:language-asian="zh" style:country-asian="CN" style:font-name-complex="Arial2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2" style:font-size-asian="11pt" style:language-asian="zh" style:country-asian="CN" style:font-name-complex="Arial2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2" style:font-family-asian="Arial" style:font-family-generic-asian="system" style:font-pitch-asian="variable" style:font-size-asian="15pt" style:font-style-asian="normal" style:font-name-complex="Arial2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fo:color="#222222" fo:font-size="10.5pt" style:text-underline-style="none" style:font-name-asian="Arial2" style:font-family-asian="Arial" style:font-family-generic-asian="system" style:font-pitch-asian="variable" style:font-size-asian="10.5pt" style:font-name-complex="Arial2" style:font-family-complex="Arial" style:font-family-generic-complex="system" style:font-pitch-complex="variable" style:font-size-complex="10.5pt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fo:font-size="10.5pt" style:text-underline-style="none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ListLabel_20_100" style:display-name="ListLabel 100" style:family="text">
      <style:text-properties fo:font-size="10.5pt" style:text-underline-style="none"/>
    </style:style>
    <style:style style:name="ListLabel_20_101" style:display-name="ListLabel 101" style:family="text">
      <style:text-properties style:text-underline-style="none"/>
    </style:style>
    <style:style style:name="ListLabel_20_102" style:display-name="ListLabel 102" style:family="text">
      <style:text-properties style:text-underline-style="none"/>
    </style:style>
    <style:style style:name="ListLabel_20_103" style:display-name="ListLabel 103" style:family="text">
      <style:text-properties style:text-underline-style="none"/>
    </style:style>
    <style:style style:name="ListLabel_20_104" style:display-name="ListLabel 104" style:family="text">
      <style:text-properties style:text-underline-style="none"/>
    </style:style>
    <style:style style:name="ListLabel_20_105" style:display-name="ListLabel 105" style:family="text">
      <style:text-properties style:text-underline-style="none"/>
    </style:style>
    <style:style style:name="ListLabel_20_106" style:display-name="ListLabel 106" style:family="text">
      <style:text-properties style:text-underline-style="none"/>
    </style:style>
    <style:style style:name="ListLabel_20_107" style:display-name="ListLabel 107" style:family="text">
      <style:text-properties style:text-underline-style="none"/>
    </style:style>
    <style:style style:name="ListLabel_20_108" style:display-name="ListLabel 108" style:family="text">
      <style:text-properties style:text-underline-style="none"/>
    </style:style>
    <style:style style:name="ListLabel_20_109" style:display-name="ListLabel 109" style:family="text">
      <style:text-properties style:text-underline-style="none"/>
    </style:style>
    <style:style style:name="ListLabel_20_110" style:display-name="ListLabel 110" style:family="text">
      <style:text-properties style:text-underline-style="none"/>
    </style:style>
    <style:style style:name="ListLabel_20_111" style:display-name="ListLabel 111" style:family="text">
      <style:text-properties style:text-underline-style="none"/>
    </style:style>
    <style:style style:name="ListLabel_20_112" style:display-name="ListLabel 112" style:family="text">
      <style:text-properties style:text-underline-style="none"/>
    </style:style>
    <style:style style:name="ListLabel_20_113" style:display-name="ListLabel 113" style:family="text">
      <style:text-properties style:text-underline-style="none"/>
    </style:style>
    <style:style style:name="ListLabel_20_114" style:display-name="ListLabel 114" style:family="text">
      <style:text-properties style:text-underline-style="none"/>
    </style:style>
    <style:style style:name="ListLabel_20_115" style:display-name="ListLabel 115" style:family="text">
      <style:text-properties style:text-underline-style="none"/>
    </style:style>
    <style:style style:name="ListLabel_20_116" style:display-name="ListLabel 116" style:family="text">
      <style:text-properties style:text-underline-style="none"/>
    </style:style>
    <style:style style:name="ListLabel_20_117" style:display-name="ListLabel 117" style:family="text">
      <style:text-properties style:text-underline-style="none"/>
    </style:style>
    <style:style style:name="ListLabel_20_118" style:display-name="ListLabel 118" style:family="text">
      <style:text-properties style:text-underline-style="none"/>
    </style:style>
    <style:style style:name="ListLabel_20_119" style:display-name="ListLabel 119" style:family="text">
      <style:text-properties style:text-underline-style="none"/>
    </style:style>
    <style:style style:name="ListLabel_20_120" style:display-name="ListLabel 120" style:family="text">
      <style:text-properties style:text-underline-style="none"/>
    </style:style>
    <style:style style:name="ListLabel_20_121" style:display-name="ListLabel 121" style:family="text">
      <style:text-properties style:text-underline-style="none"/>
    </style:style>
    <style:style style:name="ListLabel_20_122" style:display-name="ListLabel 122" style:family="text">
      <style:text-properties style:text-underline-style="none"/>
    </style:style>
    <style:style style:name="ListLabel_20_123" style:display-name="ListLabel 123" style:family="text">
      <style:text-properties style:text-underline-style="none"/>
    </style:style>
    <style:style style:name="ListLabel_20_124" style:display-name="ListLabel 124" style:family="text">
      <style:text-properties style:text-underline-style="none"/>
    </style:style>
    <style:style style:name="ListLabel_20_125" style:display-name="ListLabel 125" style:family="text">
      <style:text-properties style:text-underline-style="none"/>
    </style:style>
    <style:style style:name="ListLabel_20_126" style:display-name="ListLabel 126" style:family="text">
      <style:text-properties style:text-underline-style="none"/>
    </style:style>
    <style:style style:name="ListLabel_20_127" style:display-name="ListLabel 127" style:family="text">
      <style:text-properties style:text-underline-style="none"/>
    </style:style>
    <style:style style:name="ListLabel_20_128" style:display-name="ListLabel 128" style:family="text">
      <style:text-properties style:text-underline-style="none"/>
    </style:style>
    <style:style style:name="ListLabel_20_129" style:display-name="ListLabel 129" style:family="text">
      <style:text-properties style:text-underline-style="none"/>
    </style:style>
    <style:style style:name="ListLabel_20_130" style:display-name="ListLabel 130" style:family="text">
      <style:text-properties style:text-underline-style="none"/>
    </style:style>
    <style:style style:name="ListLabel_20_131" style:display-name="ListLabel 131" style:family="text">
      <style:text-properties style:text-underline-style="none"/>
    </style:style>
    <style:style style:name="ListLabel_20_132" style:display-name="ListLabel 132" style:family="text">
      <style:text-properties style:text-underline-style="none"/>
    </style:style>
    <style:style style:name="ListLabel_20_133" style:display-name="ListLabel 133" style:family="text">
      <style:text-properties style:text-underline-style="none"/>
    </style:style>
    <style:style style:name="ListLabel_20_134" style:display-name="ListLabel 134" style:family="text">
      <style:text-properties style:text-underline-style="none"/>
    </style:style>
    <style:style style:name="ListLabel_20_135" style:display-name="ListLabel 135" style:family="text">
      <style:text-properties style:text-underline-style="none"/>
    </style:style>
    <style:style style:name="ListLabel_20_136" style:display-name="ListLabel 136" style:family="text">
      <style:text-properties style:text-underline-style="none"/>
    </style:style>
    <style:style style:name="ListLabel_20_137" style:display-name="ListLabel 137" style:family="text">
      <style:text-properties style:text-underline-style="none"/>
    </style:style>
    <style:style style:name="ListLabel_20_138" style:display-name="ListLabel 138" style:family="text">
      <style:text-properties style:text-underline-style="none"/>
    </style:style>
    <style:style style:name="ListLabel_20_139" style:display-name="ListLabel 139" style:family="text">
      <style:text-properties style:text-underline-style="none"/>
    </style:style>
    <style:style style:name="ListLabel_20_140" style:display-name="ListLabel 140" style:family="text">
      <style:text-properties style:text-underline-style="none"/>
    </style:style>
    <style:style style:name="ListLabel_20_141" style:display-name="ListLabel 141" style:family="text">
      <style:text-properties style:text-underline-style="none"/>
    </style:style>
    <style:style style:name="ListLabel_20_142" style:display-name="ListLabel 142" style:family="text">
      <style:text-properties style:text-underline-style="none"/>
    </style:style>
    <style:style style:name="ListLabel_20_143" style:display-name="ListLabel 143" style:family="text">
      <style:text-properties style:text-underline-style="none"/>
    </style:style>
    <style:style style:name="ListLabel_20_144" style:display-name="ListLabel 144" style:family="text">
      <style:text-properties style:text-underline-style="none"/>
    </style:style>
    <style:style style:name="ListLabel_20_145" style:display-name="ListLabel 145" style:family="text">
      <style:text-properties fo:color="#1155cc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46" style:display-name="ListLabel 146" style:family="text">
      <style:text-properties fo:color="#1155cc" fo:font-size="12pt" style:text-underline-style="solid" style:text-underline-width="auto" style:text-underline-color="font-color" style:font-size-asian="12pt" style:font-size-complex="12pt" fo:background-color="#ffffff"/>
    </style:style>
    <style:style style:name="ListLabel_20_147" style:display-name="ListLabel 147" style:family="text">
      <style:text-properties fo:color="#663366" fo:font-size="10.5pt" style:font-size-asian="10.5pt" style:font-size-complex="10.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Arial1"/>
      </text:list-level-style-bullet>
      <text:list-level-style-bullet text:level="2" text:style-name="ListLabel_20_5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6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6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7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7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74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75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76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77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78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9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0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81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83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84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85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86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87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88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9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0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9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9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9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9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9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9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9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0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0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0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0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0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0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0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0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0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109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0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11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12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13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14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15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16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17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ListLabel_20_118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9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0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21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22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23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24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25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26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ListLabel_20_127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28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9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0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31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32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33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34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35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text:style-name="ListLabel_20_13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3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3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4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4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4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4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0" meta:object-count="0" meta:page-count="4" meta:paragraph-count="119" meta:word-count="849" meta:character-count="5829" meta:non-whitespace-character-count="5129"/>
    <meta:generator>LibreOfficeDev/6.0.5.2$Linux_X86_64 LibreOffice_project/</meta:generator>
  </office:meta>
</office:document-meta>
</file>